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91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08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0677in" svg:y="0.0394in">
            <draw:object draw:notify-on-update-of-ranges="Sheet1.A1:Sheet1.A1 Sheet1.A2:Sheet1.A11 Sheet1.B1:Sheet1.B1 Sheet1.B2:Sheet1.B11 Sheet1.A1:Sheet1.A1 Sheet1.A2:Sheet1.A11 Sheet1.C1:Sheet1.C1 Sheet1.C2:Sheet1.C11 Sheet1.A1:Sheet1.A1 Sheet1.A2:Sheet1.A11 Sheet1.D1:Sheet1.D1 Sheet1.D2:Sheet1.D11 Sheet1.A1:Sheet1.A1 Sheet1.A2:Sheet1.A11 Sheet1.E1:Sheet1.E1 Sheet1.E2:Sheet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Proportion</text:p>
          </table:table-cell>
          <table:table-cell office:value-type="string">
            <text:p>C4.5 Sensitivity</text:p>
          </table:table-cell>
          <table:table-cell office:value-type="string">
            <text:p>C4.5 Specificity</text:p>
          </table:table-cell>
          <table:table-cell office:value-type="string">
            <text:p>SVM Sensitivity</text:p>
          </table:table-cell>
          <table:table-cell office:value-type="string">
            <text:p>SVM Specificity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99149">
            <text:p>0.99149</text:p>
          </table:table-cell>
          <table:table-cell office:value-type="float" office:value="0.80349">
            <text:p>0.80349</text:p>
          </table:table-cell>
          <table:table-cell office:value-type="float" office:value="0.99007">
            <text:p>0.99007</text:p>
          </table:table-cell>
          <table:table-cell office:value-type="float" office:value="0.87773">
            <text:p>0.8777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8865">
            <text:p>0.98865</text:p>
          </table:table-cell>
          <table:table-cell office:value-type="float" office:value="0.81223">
            <text:p>0.81223</text:p>
          </table:table-cell>
          <table:table-cell office:value-type="float" office:value="0.99078">
            <text:p>0.99078</text:p>
          </table:table-cell>
          <table:table-cell office:value-type="float" office:value="0.87336">
            <text:p>0.8733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8511">
            <text:p>0.98511</text:p>
          </table:table-cell>
          <table:table-cell office:value-type="float" office:value="0.82969">
            <text:p>0.82969</text:p>
          </table:table-cell>
          <table:table-cell office:value-type="float" office:value="0.98936">
            <text:p>0.98936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8582">
            <text:p>0.98582</text:p>
          </table:table-cell>
          <table:table-cell office:value-type="float" office:value="0.82969">
            <text:p>0.82969</text:p>
          </table:table-cell>
          <table:table-cell office:value-type="float" office:value="0.98014">
            <text:p>0.98014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9844">
            <text:p>0.9844</text:p>
          </table:table-cell>
          <table:table-cell office:value-type="float" office:value="0.83843">
            <text:p>0.83843</text:p>
          </table:table-cell>
          <table:table-cell office:value-type="float" office:value="0.98227">
            <text:p>0.98227</text:p>
          </table:table-cell>
          <table:table-cell office:value-type="float" office:value="0.8952">
            <text:p>0.8952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9844">
            <text:p>0.9844</text:p>
          </table:table-cell>
          <table:table-cell office:value-type="float" office:value="0.84279">
            <text:p>0.84279</text:p>
          </table:table-cell>
          <table:table-cell office:value-type="float" office:value="0.9766">
            <text:p>0.9766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9844">
            <text:p>0.9844</text:p>
          </table:table-cell>
          <table:table-cell office:value-type="float" office:value="0.87336">
            <text:p>0.87336</text:p>
          </table:table-cell>
          <table:table-cell office:value-type="float" office:value="0.97801">
            <text:p>0.97801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8511">
            <text:p>0.98511</text:p>
          </table:table-cell>
          <table:table-cell office:value-type="float" office:value="0.84279">
            <text:p>0.84279</text:p>
          </table:table-cell>
          <table:table-cell office:value-type="float" office:value="0.9773">
            <text:p>0.9773</text:p>
          </table:table-cell>
          <table:table-cell office:value-type="float" office:value="0.89083">
            <text:p>0.8908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98227">
            <text:p>0.98227</text:p>
          </table:table-cell>
          <table:table-cell office:value-type="float" office:value="0.84279">
            <text:p>0.84279</text:p>
          </table:table-cell>
          <table:table-cell office:value-type="float" office:value="0.97447">
            <text:p>0.97447</text:p>
          </table:table-cell>
          <table:table-cell office:value-type="float" office:value="0.89956">
            <text:p>0.899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8369">
            <text:p>0.98369</text:p>
          </table:table-cell>
          <table:table-cell office:value-type="float" office:value="0.84279">
            <text:p>0.84279</text:p>
          </table:table-cell>
          <table:table-cell office:value-type="float" office:value="0.97305">
            <text:p>0.97305</text:p>
          </table:table-cell>
          <table:table-cell office:value-type="float" office:value="0.89956">
            <text:p>0.89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j Morton</meta:initial-creator>
    <meta:creation-date>2013-06-08T12:04:15</meta:creation-date>
    <dc:date>2013-06-08T12:14:48</dc:date>
    <dc:creator>Taj Morton</dc:creator>
    <meta:editing-duration>PT6M22S</meta:editing-duration>
    <meta:editing-cycles>3</meta:editing-cycles>
    <meta:generator>LibreOffice/3.6$Linux_X86_64 LibreOffice_project/360m1$Build-2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circle" chart:symbol-width="0.25cm" chart:symbol-height="0.25cm" chart:link-data-style-to-source="false" chart:data-label-number="value" chart:data-label-text="false" chart:data-label-symbol="false" chart:label-position="bottom" style:rotation-angle="90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circle" chart:symbol-width="0.25cm" chart:symbol-height="0.25cm" chart:link-data-style-to-source="false" chart:data-label-number="value" chart:data-label-text="false" chart:data-label-symbol="false" style:rotation-angle="90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Positive Class Oversampling</text:p>
        </chart:title>
        <chart:legend chart:legend-position="top" svg:x="0.811cm" svg:y="1.46cm" style:legend-expansion="wide" chart:style-name="ch3"/>
        <chart:plot-area chart:style-name="ch4" table:cell-range-address="Sheet1.A1:Sheet1.E11" chart:data-source-has-labels="row" svg:x="1.331cm" svg:y="2.418cm" svg:width="14.029cm" svg:height="5.421cm">
          <chartooo:coordinate-region svg:x="2.243cm" svg:y="2.617cm" svg:width="12.877cm" svg:height="4.575cm"/>
          <chart:axis chart:dimension="x" chart:name="primary-x" chart:style-name="ch5">
            <chart:title svg:x="7.454cm" svg:y="8.019cm" chart:style-name="ch6">
              <text:p>Class Ratio</text:p>
            </chart:title>
          </chart:axis>
          <chart:axis chart:dimension="y" chart:name="primary-y" chart:style-name="ch7">
            <chart:title svg:x="0.451cm" svg:y="6.111cm" chart:style-name="ch8">
              <text:p>Performance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series chart:style-name="ch11" chart:values-cell-range-address="Sheet1.C2:Sheet1.C11" chart:label-cell-address="Sheet1.C1:Sheet1.C1" chart:class="chart:scatter">
            <chart:data-point chart:repeated="10"/>
          </chart:series>
          <chart:series chart:style-name="ch12" chart:values-cell-range-address="Sheet1.D2:Sheet1.D11" chart:label-cell-address="Sheet1.D1:Sheet1.D1" chart:class="chart:scatter">
            <chart:data-point chart:repeated="10"/>
          </chart:series>
          <chart:series chart:style-name="ch13" chart:values-cell-range-address="Sheet1.E2:Sheet1.E11" chart:label-cell-address="Sheet1.E1:Sheet1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4.5 Sensitivity</text:p>
                <draw:g>
                  <svg:desc>Sheet1.B1:Sheet1.B1</svg:desc>
                </draw:g>
              </table:table-cell>
              <table:table-cell office:value-type="string">
                <text:p>C4.5 Specificity</text:p>
                <draw:g>
                  <svg:desc>Sheet1.C1:Sheet1.C1</svg:desc>
                </draw:g>
              </table:table-cell>
              <table:table-cell office:value-type="string">
                <text:p>SVM Sensitivity</text:p>
                <draw:g>
                  <svg:desc>Sheet1.D1:Sheet1.D1</svg:desc>
                </draw:g>
              </table:table-cell>
              <table:table-cell office:value-type="string">
                <text:p>SVM Specificit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A2:Sheet1.A11</svg:desc>
                </draw:g>
              </table:table-cell>
              <table:table-cell office:value-type="float" office:value="0.99149">
                <text:p>0.99149</text:p>
                <draw:g>
                  <svg:desc>Sheet1.B2:Sheet1.B11</svg:desc>
                </draw:g>
              </table:table-cell>
              <table:table-cell office:value-type="float" office:value="0.80349">
                <text:p>0.80349</text:p>
                <draw:g>
                  <svg:desc>Sheet1.C2:Sheet1.C11</svg:desc>
                </draw:g>
              </table:table-cell>
              <table:table-cell office:value-type="float" office:value="0.99007">
                <text:p>0.99007</text:p>
                <draw:g>
                  <svg:desc>Sheet1.D2:Sheet1.D11</svg:desc>
                </draw:g>
              </table:table-cell>
              <table:table-cell office:value-type="float" office:value="0.87773">
                <text:p>0.87773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8865">
                <text:p>0.98865</text:p>
              </table:table-cell>
              <table:table-cell office:value-type="float" office:value="0.81223">
                <text:p>0.81223</text:p>
              </table:table-cell>
              <table:table-cell office:value-type="float" office:value="0.99078">
                <text:p>0.99078</text:p>
              </table:table-cell>
              <table:table-cell office:value-type="float" office:value="0.87336">
                <text:p>0.8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8511">
                <text:p>0.98511</text:p>
              </table:table-cell>
              <table:table-cell office:value-type="float" office:value="0.82969">
                <text:p>0.82969</text:p>
              </table:table-cell>
              <table:table-cell office:value-type="float" office:value="0.98936">
                <text:p>0.98936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8582">
                <text:p>0.98582</text:p>
              </table:table-cell>
              <table:table-cell office:value-type="float" office:value="0.82969">
                <text:p>0.82969</text:p>
              </table:table-cell>
              <table:table-cell office:value-type="float" office:value="0.98014">
                <text:p>0.98014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844">
                <text:p>0.9844</text:p>
              </table:table-cell>
              <table:table-cell office:value-type="float" office:value="0.83843">
                <text:p>0.83843</text:p>
              </table:table-cell>
              <table:table-cell office:value-type="float" office:value="0.98227">
                <text:p>0.9822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844">
                <text:p>0.9844</text:p>
              </table:table-cell>
              <table:table-cell office:value-type="float" office:value="0.84279">
                <text:p>0.84279</text:p>
              </table:table-cell>
              <table:table-cell office:value-type="float" office:value="0.9766">
                <text:p>0.9766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844">
                <text:p>0.9844</text:p>
              </table:table-cell>
              <table:table-cell office:value-type="float" office:value="0.87336">
                <text:p>0.87336</text:p>
              </table:table-cell>
              <table:table-cell office:value-type="float" office:value="0.97801">
                <text:p>0.97801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8511">
                <text:p>0.98511</text:p>
              </table:table-cell>
              <table:table-cell office:value-type="float" office:value="0.84279">
                <text:p>0.84279</text:p>
              </table:table-cell>
              <table:table-cell office:value-type="float" office:value="0.9773">
                <text:p>0.9773</text:p>
              </table:table-cell>
              <table:table-cell office:value-type="float" office:value="0.89083">
                <text:p>0.89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8227">
                <text:p>0.98227</text:p>
              </table:table-cell>
              <table:table-cell office:value-type="float" office:value="0.84279">
                <text:p>0.84279</text:p>
              </table:table-cell>
              <table:table-cell office:value-type="float" office:value="0.97447">
                <text:p>0.97447</text:p>
              </table:table-cell>
              <table:table-cell office:value-type="float" office:value="0.89956">
                <text:p>0.89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8369">
                <text:p>0.98369</text:p>
              </table:table-cell>
              <table:table-cell office:value-type="float" office:value="0.84279">
                <text:p>0.84279</text:p>
              </table:table-cell>
              <table:table-cell office:value-type="float" office:value="0.97305">
                <text:p>0.97305</text:p>
              </table:table-cell>
              <table:table-cell office:value-type="float" office:value="0.89956">
                <text:p>0.89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